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10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1.397cm" svg:x="8.717cm" svg:y="14.659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23cm" svg:height="1.397cm" svg:x="1.47cm" svg:y="14.659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.397cm" svg:x="5.38cm" svg:y="11.738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763cm" svg:y1="6.477cm" svg:x2="8.763cm" svg:y2="7.366cm" draw:start-shape="id1" draw:start-glue-point="2" draw:end-shape="id2" draw:end-glue-point="0" svg:d="M8763 6477v889" svg:viewBox="0 0 1 890">
          <text:p/>
        </draw:connector>
        <draw:frame draw:style-name="gr3" draw:text-style-name="P3" draw:layer="layout" svg:width="10.687cm" svg:height="1.119cm" svg:x="6.017cm" svg:y="0.87cm">
          <draw:text-box>
            <text:p text:style-name="P3"><text:span text:style-name="T1">BadgeApp High-Level Design</text:span></text:p>
          </draw:text-box>
        </draw:frame>
        <draw:custom-shape draw:style-name="gr4" draw:text-style-name="P1" xml:id="id1" draw:id="id1" draw:layer="layout" svg:width="7.112cm" svg:height="1.397cm" svg:x="5.207cm" svg:y="5.08cm">
          <text:p text:style-name="P1"><text:span text:style-name="T2">Web Server (Puma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27cm" svg:height="1.27cm" svg:x="6.523cm" svg:y="2.52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layer="layout" svg:width="1.84cm" svg:height="0.962cm" svg:x="4.618cm" svg:y="2.702cm">
          <draw:text-box>
            <text:p>User</text:p>
          </draw:text-box>
        </draw:frame>
        <draw:custom-shape draw:style-name="gr4" draw:text-style-name="P1" xml:id="id2" draw:id="id2" draw:layer="layout" svg:width="7.112cm" svg:height="1.397cm" svg:x="5.207cm" svg:y="7.366cm">
          <text:p text:style-name="P1"><text:span text:style-name="T2">WebApp Interface (Rack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112cm" svg:height="1.397cm" svg:x="5.18cm" svg:y="9.779cm">
          <text:p text:style-name="P1"><text:span text:style-name="T2">Router</text:span></text:p>
          <text:p text:style-name="P1"><text:span text:style-name="T2">(config/routes.db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112cm" svg:height="1.397cm" svg:x="5.18cm" svg:y="11.938cm">
          <text:p text:style-name="P1"><text:span text:style-name="T2">Controllers</text:span></text:p>
          <text:p text:style-name="P1"><text:span text:style-name="T2">(app/controllers/*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923cm" svg:height="1.397cm" svg:x="1.27cm" svg:y="14.859cm">
          <text:p text:style-name="P1"><text:span text:style-name="T2">Models (ActiveRecord)</text:span></text:p>
          <text:p text:style-name="P1"><text:span text:style-name="T2">(app/models/*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953cm" svg:height="1.397cm" svg:x="8.517cm" svg:y="14.859cm">
          <text:p text:style-name="P1"><text:span text:style-name="T2">Views</text:span></text:p>
          <text:p text:style-name="P1"><text:span text:style-name="T2">(app/views/*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699cm" svg:height="1.397cm" svg:x="15.113cm" svg:y="13.097cm">
          <text:p text:style-name="P1"><text:span text:style-name="T2">Chief</text:span></text:p>
          <text:p text:style-name="P1"><text:span text:style-name="T2">(app/lib/chief.rb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81cm" svg:height="1.397cm" svg:x="15.621cm" svg:y="9.525cm">
          <text:p text:style-name="P1"><text:span text:style-name="T2">Detectives</text:span></text:p>
          <text:p text:style-name="P1"><text:span text:style-name="T2">(app/lib/*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5.842cm" svg:height="1.016cm" svg:x="13.924cm" svg:y="2.794cm">
          <text:p text:style-name="P2">Project site(s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2" draw:layer="layout" svg:x1="0.897cm" svg:y1="4.699cm" svg:x2="19.82cm" svg:y2="4.699cm">
          <text:p/>
        </draw:line>
        <draw:custom-shape draw:style-name="gr1" draw:text-style-name="P1" xml:id="id8" draw:id="id8" draw:layer="layout" svg:width="5.08cm" svg:height="2.194cm" svg:x="2.205cm" svg:y="17.78cm">
          <text:p text:style-name="P1"><text:span text:style-name="T2">DBMS</text:span></text:p>
          <text:p text:style-name="P1"><text:span text:style-name="T2">(PostgreSQL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draw:type="line" svg:x1="7.607cm" svg:y1="3.605cm" svg:x2="8.763cm" svg:y2="5.08cm" draw:start-shape="id3" draw:start-glue-point="9" draw:end-shape="id1" draw:end-glue-point="0" svg:d="M7607 3605l1156 1475" svg:viewBox="0 0 1157 1476">
          <text:p/>
        </draw:connector>
        <draw:connector draw:style-name="gr2" draw:text-style-name="P2" draw:layer="layout" draw:type="line" svg:x1="8.763cm" svg:y1="8.763cm" svg:x2="8.736cm" svg:y2="9.779cm" draw:start-shape="id2" draw:start-glue-point="2" draw:end-shape="id4" draw:end-glue-point="0" svg:d="M8763 8763l-27 1016" svg:viewBox="0 0 28 1017">
          <text:p/>
        </draw:connector>
        <draw:connector draw:style-name="gr2" draw:text-style-name="P2" draw:layer="layout" draw:type="line" svg:x1="8.736cm" svg:y1="11.176cm" svg:x2="8.736cm" svg:y2="11.938cm" draw:start-shape="id4" draw:start-glue-point="2" draw:end-shape="id5" draw:end-glue-point="0" svg:d="M8736 11176v762" svg:viewBox="0 0 1 763">
          <text:p/>
        </draw:connector>
        <draw:connector draw:style-name="gr2" draw:text-style-name="P2" draw:layer="layout" draw:type="line" svg:x1="8.736cm" svg:y1="13.335cm" svg:x2="4.231cm" svg:y2="14.859cm" draw:start-shape="id5" draw:start-glue-point="2" draw:end-shape="id6" draw:end-glue-point="0" svg:d="M8736 13335l-4505 1524" svg:viewBox="0 0 4506 1525">
          <text:p/>
        </draw:connector>
        <draw:connector draw:style-name="gr2" draw:text-style-name="P2" draw:layer="layout" draw:type="line" svg:x1="8.737cm" svg:y1="13.335cm" svg:x2="10.993cm" svg:y2="14.859cm" draw:end-shape="id7" draw:end-glue-point="0" svg:d="M8737 13335l2256 1524" svg:viewBox="0 0 2257 1525">
          <text:p/>
        </draw:connector>
        <draw:connector draw:style-name="gr2" draw:text-style-name="P2" draw:layer="layout" draw:type="line" svg:x1="4.231cm" svg:y1="16.256cm" svg:x2="4.745cm" svg:y2="17.78cm" draw:start-shape="id6" draw:start-glue-point="2" draw:end-shape="id8" draw:end-glue-point="5" svg:d="M4231 16256l514 1524" svg:viewBox="0 0 515 1525">
          <text:p/>
        </draw:connector>
        <draw:connector draw:style-name="gr2" draw:text-style-name="P2" draw:layer="layout" draw:type="line" svg:x1="8.737cm" svg:y1="13.335cm" svg:x2="15.113cm" svg:y2="13.795cm" draw:end-shape="id9" draw:end-glue-point="3" svg:d="M8737 13335l6376 460" svg:viewBox="0 0 6377 461">
          <text:p/>
        </draw:connector>
        <draw:connector draw:style-name="gr2" draw:text-style-name="P2" draw:layer="layout" draw:type="line" svg:x1="17.462cm" svg:y1="13.097cm" svg:x2="17.526cm" svg:y2="10.922cm" draw:start-shape="id9" draw:start-glue-point="0" draw:end-shape="id10" draw:end-glue-point="2" svg:d="M17462 13097l64-2175" svg:viewBox="0 0 65 2176">
          <text:p/>
        </draw:connector>
        <draw:connector draw:style-name="gr2" draw:text-style-name="P2" draw:layer="layout" draw:type="line" svg:x1="17.526cm" svg:y1="9.525cm" svg:x2="16.845cm" svg:y2="3.81cm" draw:start-shape="id10" draw:start-glue-point="0" draw:end-shape="id11" svg:d="M17526 9525l-681-5715" svg:viewBox="0 0 682 5716">
          <text:p/>
        </draw:connector>
        <draw:custom-shape draw:style-name="gr8" draw:text-style-name="P2" draw:layer="layout" svg:width="12.954cm" svg:height="11.303cm" svg:x="1.016cm" svg:y="9.14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4cm" svg:height="0.962cm" svg:x="4.618cm" svg:y="2.702cm">
          <draw:text-box>
            <text:p>User</text:p>
          </draw:text-box>
        </draw:frame>
        <draw:frame draw:style-name="gr3" draw:layer="layout" svg:width="4.02cm" svg:height="3.095cm" svg:x="1.143cm" svg:y="9.398cm">
          <draw:text-box>
            <text:p>Rails</text:p>
            <text:p>Framework</text:p>
            <text:p>Conventions</text:p>
            <text:p>(incl. MVC)</text:p>
          </draw:text-box>
        </draw:frame>
        <draw:g>
          <draw:connector draw:style-name="gr2" draw:text-style-name="P2" draw:layer="layout" draw:type="line" svg:x1="2.086cm" svg:y1="22.739cm" svg:x2="3.302cm" svg:y2="22.754cm" svg:d="M2086 22739l1216 15" svg:viewBox="0 0 1217 16">
            <text:p/>
          </draw:connector>
          <draw:frame draw:style-name="gr9" draw:layer="layout" svg:width="1.907cm" svg:height="0.962cm" svg:x="4.329cm" svg:y="22.352cm">
            <draw:text-box>
              <text:p>Calls</text:p>
            </draw:text-box>
          </draw:frame>
          <draw:custom-shape draw:style-name="gr10" draw:text-style-name="P2" draw:layer="layout" svg:width="6.49cm" svg:height="3.048cm" svg:x="1.27cm" svg:y="21.4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13cm" svg:height="0.762cm" svg:x="1.537cm" svg:y="23.495cm">
            <text:p text:style-name="P1"><text:span text:style-name="T2">Name</text:span></text:p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3.415cm" svg:height="0.889cm" svg:x="4.331cm" svg:y="23.368cm">
            <draw:text-box>
              <text:p text:style-name="P4"><text:span text:style-name="T2">Component</text:span></text:p>
            </draw:text-box>
          </draw:frame>
          <draw:frame draw:style-name="gr9" draw:text-style-name="P5" draw:layer="layout" svg:width="1.594cm" svg:height="0.962cm" svg:x="3.753cm" svg:y="21.463cm">
            <draw:text-box>
              <text:p text:style-name="P5"><text:span text:style-name="T3">Key</text:span></text:p>
            </draw:text-box>
          </draw:frame>
        </draw:g>
        <draw:frame draw:style-name="gr11" draw:text-style-name="P6" draw:layer="layout" svg:width="7.747cm" svg:height="1.207cm" svg:x="12.319cm" svg:y="22.987cm">
          <draw:text-box>
            <text:p text:style-name="P6"><text:span text:style-name="T4">This figure only shows a high-level view of selected major components.</text:span></text:p>
          </draw:text-box>
        </draw:frame>
        <draw:frame draw:style-name="gr3" draw:text-style-name="P6" draw:layer="layout" svg:width="5.383cm" svg:height="1.685cm" svg:x="7.952cm" svg:y="2.921cm">
          <draw:text-box>
            <text:p text:style-name="P6"><text:span text:style-name="T4">HTTPS.</text:span></text:p>
            <text:p text:style-name="P6"><text:span text:style-name="T4">HTML5/CSS/JavaScript &amp;</text:span></text:p>
            <text:p text:style-name="P6"><text:span text:style-name="T4">REST/JSON</text:span></text:p>
          </draw:text-box>
        </draw:frame>
        <draw:frame draw:style-name="gr3" draw:text-style-name="P6" draw:layer="layout" svg:width="4.138cm" svg:height="0.729cm" svg:x="1.423cm" svg:y="4.037cm">
          <draw:text-box>
            <text:p><text:span text:style-name="T4">Outside (untrusted)</text:span></text:p>
          </draw:text-box>
        </draw:frame>
        <draw:frame draw:style-name="gr3" draw:text-style-name="P6" draw:layer="layout" svg:width="2.669cm" svg:height="1.207cm" svg:x="1.397cm" svg:y="4.689cm">
          <draw:text-box>
            <text:p><text:span text:style-name="T4">Server-side</text:span></text:p>
            <text:p><text:span text:style-name="T4">(trusted)</text:span></text:p>
          </draw:text-box>
        </draw:frame>
        <draw:frame draw:style-name="gr11" draw:text-style-name="P6" draw:layer="layout" svg:width="5.485cm" svg:height="2.163cm" svg:x="14.635cm" svg:y="7.447cm">
          <draw:text-box>
            <text:p><text:span text:style-name="T4">Detectives gather data from (untrusted) project &amp; attempt to auto-fill project entry information</text:span></text:p>
          </draw:text-box>
        </draw:frame>
        <draw:frame draw:style-name="gr3" draw:text-style-name="P6" draw:layer="layout" svg:width="3.808cm" svg:height="1.207cm" svg:x="15.875cm" svg:y="14.605cm">
          <draw:text-box>
            <text:p><text:span text:style-name="T4">Chief coordinates</text:span></text:p>
            <text:p><text:span text:style-name="T4">Detectiv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25T17:43:13.963557353</dc:date>
    <meta:editing-duration>PT2H3M27S</meta:editing-duration>
    <meta:editing-cycles>39</meta:editing-cycles>
    <meta:generator>LibreOffice/4.2.8.2$Linux_X86_64 LibreOffice_project/420m0$Build-2</meta:generator>
    <meta:document-statistic meta:object-count="43"/>
  </office:meta>
</office:document-meta>
</file>